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e"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2"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 style:parent-style-name="Normale" style:family="paragraph">
      <style:paragraph-properties fo:margin-top="0.0694in" fo:margin-bottom="0.0694in" fo:line-height="100%"/>
    </style:style>
    <style:style style:name="T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5"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 style:parent-style-name="Normale" style:family="paragraph">
      <style:paragraph-properties fo:margin-top="0.0694in" fo:margin-bottom="0.0694in" fo:line-height="100%"/>
    </style:style>
    <style:style style:name="T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8"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0"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1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2" style:parent-style-name="Normale" style:family="paragraph">
      <style:paragraph-properties fo:margin-top="0.0694in" fo:margin-bottom="0.0694in" fo:line-height="100%"/>
    </style:style>
    <style:style style:name="T1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14"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5" style:parent-style-name="Normale" style:family="paragraph">
      <style:paragraph-properties fo:margin-top="0.0694in" fo:margin-bottom="0.0694in" fo:line-height="100%"/>
    </style:style>
    <style:style style:name="T1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7"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1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9" style:parent-style-name="Normale" style:family="paragraph">
      <style:paragraph-properties fo:margin-top="0.0694in" fo:margin-bottom="0.0694in" fo:line-height="100%"/>
    </style:style>
    <style:style style:name="T2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21"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2" style:parent-style-name="Normale" style:list-style-name="LFO1" style:family="paragraph">
      <style:paragraph-properties fo:margin-top="0.0694in" fo:margin-bottom="0.0694in" fo:line-height="100%"/>
    </style:style>
    <style:style style:name="T2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5" style:parent-style-name="Normale" style:list-style-name="LFO1" style:family="paragraph">
      <style:paragraph-properties fo:margin-top="0.0694in" fo:margin-bottom="0.0694in" fo:line-height="100%"/>
    </style:style>
    <style:style style:name="T26"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8"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2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0" style:parent-style-name="Normale" style:family="paragraph">
      <style:paragraph-properties fo:margin-top="0.0694in" fo:margin-bottom="0.0694in" fo:line-height="100%"/>
    </style:style>
    <style:style style:name="T3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32"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3"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4" style:parent-style-name="Normale" style:family="paragraph">
      <style:paragraph-properties fo:margin-top="0.0694in" fo:margin-bottom="0.0694in" fo:line-height="100%"/>
    </style:style>
    <style:style style:name="T35"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36"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7" style:parent-style-name="Normale" style:family="paragraph">
      <style:paragraph-properties fo:margin-top="0.0694in" fo:margin-bottom="0.0694in" fo:line-height="100%"/>
    </style:style>
    <style:style style:name="T3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39"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0" style:parent-style-name="Normale" style:family="paragraph">
      <style:paragraph-properties fo:margin-top="0.0694in" fo:margin-bottom="0.0694in" fo:line-height="100%"/>
    </style:style>
    <style:style style:name="T4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P42" style:parent-style-name="Normale" style:family="paragraph">
      <style:paragraph-properties fo:margin-top="0.0694in" fo:margin-bottom="0.0694in" fo:line-height="100%"/>
    </style:style>
    <style:style style:name="T4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44"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4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46" style:parent-style-name="Car.predefinitoparagrafo" style:family="text">
      <style:text-properties style:font-name="Cambria Math" style:font-name-asian="Times New Roman" style:font-name-complex="Cambria Math" style:letter-kerning="false" fo:font-size="12pt" style:font-size-asian="12pt" style:font-size-complex="12pt" style:language-asian="it" style:country-asian="IT"/>
    </style:style>
    <style:style style:name="T4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8"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office:automatic-styles>
  <office:body>
    <office:text text:use-soft-page-breaks="true">
      <text:h text:style-name="P1" text:outline-level="3">Riassunto per lo Studio: Backpropagation nelle Reti Neurali</text:h>
      <text:p text:style-name="P2">Questo riassunto fornisce una panoramica del processo di backpropagation, un algoritmo chiave utilizzato per addestrare le reti neurali, come discusso nella fonte fornita "neurback.pdf".</text:p>
      <text:p text:style-name="P3"><text:span text:style-name="T4">Comprendere la Backpropagation</text:span></text:p>
      <text:p text:style-name="P5">La backpropagation è un metodo per calcolare i gradienti necessari nell'addestramento di reti neurali, in particolare utilizzando la discesa del gradiente e le sue varianti. Questo processo è essenziale per aggiornare i pesi e i bias della rete, consentendo alla rete di apprendere dalle informazioni di addestramento.</text:p>
      <text:p text:style-name="P6"><text:span text:style-name="T7">Il documento introduce una notazione matematica per rappresentare i parametri di una rete neurale, inclusi i pesi (W) e i bias (b), raggruppati in un vettore<text:s/></text:span><text:span text:style-name="T8">𝜽</text:span><text:span text:style-name="T9">. Il costo, o errore, della rete su un particolare esempio di addestramento (x, y) è indicato come C(</text:span><text:span text:style-name="T10">𝜽</text:span><text:span text:style-name="T11">).</text:span></text:p>
      <text:p text:style-name="P12"><text:span text:style-name="T13">Calcolo del Gradiente</text:span></text:p>
      <text:p text:style-name="P14">L'obiettivo della backpropagation è calcolare il gradiente della funzione di perdita rispetto a tutti i pesi e i bias nella rete. Il documento fornisce un teorema che descrive come calcolare questo gradiente.</text:p>
      <text:p text:style-name="P15"><text:span text:style-name="T16">Il teorema afferma che il gradiente può essere calcolato ricorsivamente, iniziando dallo strato di output e procedendo a ritroso verso lo strato di input. Questo processo prevede il calcolo di un termine intermedio chiamato "delta" (</text:span><text:span text:style-name="T17">𝜹</text:span><text:span text:style-name="T18">), che rappresenta la derivata della funzione di costo rispetto all'input di ogni livello.</text:span></text:p>
      <text:p text:style-name="P19"><text:span text:style-name="T20">Algoritmo di Backpropagation</text:span></text:p>
      <text:p text:style-name="P21">Il documento presenta un algoritmo per il calcolo del gradiente della funzione di costo per un singolo esempio di addestramento. Questo algoritmo consiste in due passaggi principali:</text:p>
      <text:list text:style-name="LFO1" text:continue-numbering="true">
        <text:list-item>
          <text:p text:style-name="P22"><text:span text:style-name="T23">Propagazione in avanti:</text:span><text:span text:style-name="T24"><text:s/>La rete elabora l'input in avanti, strato per strato, fino a quando non produce un output. Durante questo processo, la rete memorizza gli output (attivazioni) di ogni livello.</text:span></text:p>
        </text:list-item>
        <text:list-item>
          <text:p text:style-name="P25"><text:span text:style-name="T26">Backpropagation:</text:span><text:span text:style-name="T27"><text:s/>La rete calcola il termine delta (</text:span><text:span text:style-name="T28">𝜹</text:span><text:span text:style-name="T29">) per l'ultimo strato (strato di output) utilizzando la derivata della funzione di costo e gli output memorizzati. Quindi, il delta per ogni strato precedente viene calcolato ricorsivamente utilizzando il delta dello strato successivo e i pesi e le attivazioni del livello corrente.</text:span></text:p>
        </text:list-item>
      </text:list>
      <text:p text:style-name="P30"><text:span text:style-name="T31">Considerazioni sulla Funzione di Attivazione</text:span></text:p>
      <text:p text:style-name="P32">Il documento sottolinea che la funzione di attivazione utilizzata nella rete neurale deve essere differenziabile per applicare la backpropagation. Questo perché la backpropagation si basa sul calcolo dei gradienti e i gradienti possono essere calcolati solo per funzioni differenziabili.</text:p>
      <text:p text:style-name="P33">Il documento confronta due funzioni di attivazione comuni: la funzione logistica e la funzione ReLU. Sebbene la funzione ReLU non sia differenziabile in zero, il documento sostiene che questo non è un problema pratico a causa degli errori di arrotondamento nei calcoli del computer.</text:p>
      <text:p text:style-name="P34"><text:span text:style-name="T35">Vantaggi della Funzione ReLU</text:span></text:p>
      <text:soft-page-break/>
      <text:p text:style-name="P36">Il documento evidenzia un vantaggio della funzione ReLU rispetto alla funzione logistica: la sua mancanza di saturazione per valori positivi. La saturazione si riferisce al fatto che la derivata della funzione logistica si avvicina a zero per input molto grandi o molto piccoli. Ciò significa che la funzione logistica può fornire gradienti molto piccoli durante la backpropagation, il che può rallentare il processo di addestramento. D'altra parte, la funzione ReLU ha una derivata costante di 1 per input positivi, il che evita il problema della saturazione e può portare a un addestramento più rapido.</text:p>
      <text:p text:style-name="P37"><text:span text:style-name="T38">Calcolo del Gradiente della Perdita di Addestramento</text:span></text:p>
      <text:p text:style-name="P39">Per addestrare la rete neurale sull'intero set di addestramento, il documento propone un algoritmo che prevede l'esecuzione dell'algoritmo di backpropagation su ciascun esempio di addestramento e quindi il calcolo della media dei gradienti risultanti. Questo processo fornisce un'approssimazione del gradiente della funzione di perdita sull'intero set di addestramento, che viene quindi utilizzato per aggiornare i pesi e i bias della rete utilizzando un algoritmo di ottimizzazione come la discesa del gradiente.</text:p>
      <text:p text:style-name="P40"><text:span text:style-name="T41">Casi Specifici: Classificazione Multi-Logit e Regressione Multi-Output</text:span></text:p>
      <text:p text:style-name="P42"><text:span text:style-name="T43">Il documento conclude discutendo come applicare la backpropagation a due compiti di apprendimento automatico comuni: la classificazione multi-logit e la regressione multi-output. Per la classificazione multi-logit, il documento descrive come calcolare il termine delta (</text:span><text:span text:style-name="T44">𝜹</text:span><text:span text:style-name="T45">) per uno strato di output softmax utilizzando la funzione di perdita di entropia incrociata. Per la regressione multi-output, il documento descrive come calcolare il termine delta (</text:span><text:span text:style-name="T46">𝜹</text:span><text:span text:style-name="T47">) utilizzando la funzione di perdita dell'errore quadratico.</text:span></text:p>
      <text:p text:style-name="P48">In sintesi, la backpropagation è un algoritmo potente e versatile che consente di addestrare efficacemente le reti neurali. La sua capacità di calcolare efficientemente i gradienti della funzione di perdita rispetto a un gran numero di parametri ha contribuito al successo delle reti neurali in molte applicazioni di apprendimento automatico.</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TAGNO ANDREA</meta:initial-creator>
    <dc:creator>ROSTAGNO ANDREA</dc:creator>
    <meta:creation-date>2024-06-19T13:54:00Z</meta:creation-date>
    <dc:date>2024-06-19T13:54:00Z</dc:date>
    <meta:template xlink:href="Normal" xlink:type="simple"/>
    <meta:editing-cycles>1</meta:editing-cycles>
    <meta:editing-duration>PT0S</meta:editing-duration>
    <meta:document-statistic meta:page-count="2" meta:paragraph-count="9" meta:word-count="733" meta:character-count="4908" meta:row-count="34" meta:non-whitespace-character-count="4184"/>
  </office:meta>
</office:document-meta>
</file>